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2076in" fo:margin-left="0.0465in" fo:margin-right="4.6708in" table:align="margins"/>
    </style:style>
    <style:style style:name="Table1.A" style:family="table-column">
      <style:table-column-properties style:column-width="0.4257in" style:rel-column-width="613*"/>
    </style:style>
    <style:style style:name="Table1.B" style:family="table-column">
      <style:table-column-properties style:column-width="0.5944in" style:rel-column-width="856*"/>
    </style:style>
    <style:style style:name="Table1.C" style:family="table-column">
      <style:table-column-properties style:column-width="0.7604in" style:rel-column-width="1095*"/>
    </style:style>
    <style:style style:name="Table1.D" style:family="table-column">
      <style:table-column-properties style:column-width="0.4271in" style:rel-column-width="61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2" style:family="table">
      <style:table-properties style:width="2.2076in" fo:margin-left="0.0465in" fo:margin-right="4.6708in" table:align="margins"/>
    </style:style>
    <style:style style:name="Table2.A" style:family="table-column">
      <style:table-column-properties style:column-width="0.4257in" style:rel-column-width="613*"/>
    </style:style>
    <style:style style:name="Table2.B" style:family="table-column">
      <style:table-column-properties style:column-width="0.5944in" style:rel-column-width="856*"/>
    </style:style>
    <style:style style:name="Table2.C" style:family="table-column">
      <style:table-column-properties style:column-width="0.7604in" style:rel-column-width="1095*"/>
    </style:style>
    <style:style style:name="Table2.D" style:family="table-column">
      <style:table-column-properties style:column-width="0.4271in" style:rel-column-width="61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213a1" officeooo:paragraph-rsid="000213a1"/>
    </style:style>
    <style:style style:name="P2" style:family="paragraph" style:parent-style-name="Standard">
      <style:text-properties officeooo:rsid="000213a1" officeooo:paragraph-rsid="00028608"/>
    </style:style>
    <style:style style:name="P3" style:family="paragraph" style:parent-style-name="Standard">
      <style:text-properties officeooo:rsid="00028608" officeooo:paragraph-rsid="00028608"/>
    </style:style>
    <style:style style:name="P4" style:family="paragraph" style:parent-style-name="Standard">
      <style:text-properties officeooo:rsid="00028608" officeooo:paragraph-rsid="0003bb1a"/>
    </style:style>
    <style:style style:name="P5" style:family="paragraph" style:parent-style-name="Standard">
      <style:text-properties officeooo:rsid="0003bb1a" officeooo:paragraph-rsid="0003bb1a"/>
    </style:style>
    <style:style style:name="P6" style:family="paragraph" style:parent-style-name="Standard">
      <style:text-properties officeooo:rsid="0003bb1a" officeooo:paragraph-rsid="0003e381"/>
    </style:style>
    <style:style style:name="P7" style:family="paragraph" style:parent-style-name="Standard">
      <style:text-properties officeooo:rsid="0003e381" officeooo:paragraph-rsid="0004980f"/>
    </style:style>
    <style:style style:name="P8" style:family="paragraph" style:parent-style-name="Standard">
      <style:text-properties officeooo:rsid="00054c3a" officeooo:paragraph-rsid="00054c3a"/>
    </style:style>
    <style:style style:name="P9" style:family="paragraph" style:parent-style-name="Standard">
      <style:text-properties officeooo:rsid="00056048" officeooo:paragraph-rsid="00056048"/>
    </style:style>
    <style:style style:name="P10" style:family="paragraph" style:parent-style-name="Standard">
      <style:text-properties officeooo:rsid="00075e72" officeooo:paragraph-rsid="00075e72"/>
    </style:style>
    <style:style style:name="P11" style:family="paragraph" style:parent-style-name="Standard">
      <style:text-properties officeooo:rsid="00086156" officeooo:paragraph-rsid="00086156"/>
    </style:style>
    <style:style style:name="P12" style:family="paragraph" style:parent-style-name="Standard">
      <style:text-properties officeooo:rsid="000d8cd1" officeooo:paragraph-rsid="000d8cd1"/>
    </style:style>
    <style:style style:name="P13" style:family="paragraph" style:parent-style-name="Standard">
      <style:text-properties officeooo:rsid="000d8cd1" officeooo:paragraph-rsid="000ed352"/>
    </style:style>
    <style:style style:name="P14" style:family="paragraph" style:parent-style-name="Standard">
      <style:text-properties officeooo:rsid="000ed352" officeooo:paragraph-rsid="000ed352"/>
    </style:style>
    <style:style style:name="P15" style:family="paragraph" style:parent-style-name="Standard">
      <style:text-properties officeooo:rsid="000ed352" officeooo:paragraph-rsid="000f4c29"/>
    </style:style>
    <style:style style:name="P16" style:family="paragraph" style:parent-style-name="Standard">
      <style:text-properties officeooo:rsid="0004980f" officeooo:paragraph-rsid="00123bda"/>
    </style:style>
    <style:style style:name="P17" style:family="paragraph" style:parent-style-name="Standard">
      <style:text-properties officeooo:rsid="0008d86e" officeooo:paragraph-rsid="0008d86e"/>
    </style:style>
    <style:style style:name="P18" style:family="paragraph" style:parent-style-name="Standard">
      <style:text-properties officeooo:rsid="00123bda" officeooo:paragraph-rsid="00123bda"/>
    </style:style>
    <style:style style:name="P19" style:family="paragraph" style:parent-style-name="Standard">
      <style:text-properties officeooo:rsid="00148ff1" officeooo:paragraph-rsid="00148ff1"/>
    </style:style>
    <style:style style:name="P20" style:family="paragraph" style:parent-style-name="Standard">
      <style:text-properties officeooo:rsid="0016556d" officeooo:paragraph-rsid="0016556d"/>
    </style:style>
    <style:style style:name="P21" style:family="paragraph" style:parent-style-name="Standard">
      <style:text-properties officeooo:rsid="0017a738" officeooo:paragraph-rsid="0017a738"/>
    </style:style>
    <style:style style:name="P22" style:family="paragraph" style:parent-style-name="Standard">
      <style:text-properties officeooo:rsid="000f4c29" officeooo:paragraph-rsid="001b44a6"/>
    </style:style>
    <style:style style:name="P23" style:family="paragraph" style:parent-style-name="Standard">
      <style:text-properties officeooo:rsid="001b44a6" officeooo:paragraph-rsid="001b44a6"/>
    </style:style>
    <style:style style:name="P24" style:family="paragraph" style:parent-style-name="Standard">
      <style:text-properties officeooo:rsid="00054c3a" officeooo:paragraph-rsid="00054c3a"/>
    </style:style>
    <style:style style:name="P25" style:family="paragraph" style:parent-style-name="Standard">
      <style:text-properties officeooo:rsid="001d8877" officeooo:paragraph-rsid="001e0afc"/>
    </style:style>
    <style:style style:name="P26" style:family="paragraph" style:parent-style-name="Standard">
      <style:text-properties officeooo:rsid="001f9a9b" officeooo:paragraph-rsid="001f9a9b"/>
    </style:style>
    <style:style style:name="P27" style:family="paragraph" style:parent-style-name="Standard">
      <style:text-properties officeooo:rsid="001f9a9b" officeooo:paragraph-rsid="0020d7bd"/>
    </style:style>
    <style:style style:name="P28" style:family="paragraph" style:parent-style-name="Standard">
      <style:text-properties officeooo:rsid="0020d7bd" officeooo:paragraph-rsid="0020d7bd"/>
    </style:style>
    <style:style style:name="P29" style:family="paragraph" style:parent-style-name="Standard">
      <style:text-properties officeooo:rsid="0020d7bd" officeooo:paragraph-rsid="00224d36"/>
    </style:style>
    <style:style style:name="P30" style:family="paragraph" style:parent-style-name="Standard">
      <style:text-properties officeooo:rsid="00224d36" officeooo:paragraph-rsid="00224d36"/>
    </style:style>
    <style:style style:name="P31" style:family="paragraph" style:parent-style-name="Standard">
      <style:text-properties officeooo:rsid="00224d36" officeooo:paragraph-rsid="002436ed"/>
    </style:style>
    <style:style style:name="P32" style:family="paragraph" style:parent-style-name="Standard">
      <style:text-properties officeooo:rsid="00056048" officeooo:paragraph-rsid="00056048"/>
    </style:style>
    <style:style style:name="P33" style:family="paragraph" style:parent-style-name="Standard">
      <style:text-properties officeooo:rsid="002436ed" officeooo:paragraph-rsid="002436ed"/>
    </style:style>
    <style:style style:name="P34" style:family="paragraph" style:parent-style-name="Standard">
      <style:text-properties officeooo:rsid="00255763" officeooo:paragraph-rsid="00255763"/>
    </style:style>
    <style:style style:name="P35" style:family="paragraph" style:parent-style-name="Standard">
      <style:text-properties officeooo:rsid="000be298" officeooo:paragraph-rsid="000be298"/>
    </style:style>
    <style:style style:name="P36" style:family="paragraph" style:parent-style-name="Standard">
      <style:text-properties officeooo:rsid="0027212d" officeooo:paragraph-rsid="0027212d"/>
    </style:style>
    <style:style style:name="P37" style:family="paragraph" style:parent-style-name="Standard">
      <style:text-properties officeooo:rsid="002806c5" officeooo:paragraph-rsid="002806c5"/>
    </style:style>
    <style:style style:name="P38" style:family="paragraph" style:parent-style-name="Standard">
      <style:text-properties officeooo:rsid="002806c5" officeooo:paragraph-rsid="00333dba"/>
    </style:style>
    <style:style style:name="P39" style:family="paragraph" style:parent-style-name="Standard">
      <style:text-properties officeooo:rsid="002acb32" officeooo:paragraph-rsid="002acb32"/>
    </style:style>
    <style:style style:name="P40" style:family="paragraph" style:parent-style-name="Standard">
      <style:text-properties officeooo:rsid="002acb32" officeooo:paragraph-rsid="002b483d"/>
    </style:style>
    <style:style style:name="P41" style:family="paragraph" style:parent-style-name="Standard">
      <style:text-properties officeooo:rsid="002b483d" officeooo:paragraph-rsid="002b483d"/>
    </style:style>
    <style:style style:name="P42" style:family="paragraph" style:parent-style-name="Standard">
      <style:text-properties officeooo:rsid="00086156" officeooo:paragraph-rsid="00086156"/>
    </style:style>
    <style:style style:name="P43" style:family="paragraph" style:parent-style-name="Standard">
      <style:text-properties officeooo:rsid="002d174c" officeooo:paragraph-rsid="002d174c"/>
    </style:style>
    <style:style style:name="P44" style:family="paragraph" style:parent-style-name="Standard">
      <style:text-properties officeooo:rsid="002e7537" officeooo:paragraph-rsid="002e7537"/>
    </style:style>
    <style:style style:name="P45" style:family="paragraph" style:parent-style-name="Standard">
      <style:text-properties officeooo:rsid="002f1968" officeooo:paragraph-rsid="002f1968"/>
    </style:style>
    <style:style style:name="P46" style:family="paragraph" style:parent-style-name="Standard">
      <style:text-properties officeooo:rsid="002f1968" officeooo:paragraph-rsid="00308526"/>
    </style:style>
    <style:style style:name="P47" style:family="paragraph" style:parent-style-name="Standard">
      <style:text-properties officeooo:rsid="00308526" officeooo:paragraph-rsid="00308526"/>
    </style:style>
    <style:style style:name="P48" style:family="paragraph" style:parent-style-name="Standard">
      <style:text-properties officeooo:rsid="00324608" officeooo:paragraph-rsid="00324608"/>
    </style:style>
    <style:style style:name="P49" style:family="paragraph" style:parent-style-name="Standard">
      <style:text-properties officeooo:rsid="00324608" officeooo:paragraph-rsid="00333dba"/>
    </style:style>
    <style:style style:name="P50" style:family="paragraph" style:parent-style-name="Standard">
      <style:text-properties officeooo:rsid="00333dba" officeooo:paragraph-rsid="00333dba"/>
    </style:style>
    <style:style style:name="P51" style:family="paragraph" style:parent-style-name="Standard">
      <style:text-properties officeooo:rsid="0033d3e2" officeooo:paragraph-rsid="0033d3e2"/>
    </style:style>
    <style:style style:name="P52" style:family="paragraph" style:parent-style-name="Standard">
      <style:text-properties officeooo:rsid="0035f9bc" officeooo:paragraph-rsid="0035f9bc"/>
    </style:style>
    <style:style style:name="P53" style:family="paragraph" style:parent-style-name="Standard">
      <style:text-properties officeooo:rsid="00374b65" officeooo:paragraph-rsid="00374b65"/>
    </style:style>
    <style:style style:name="P54" style:family="paragraph" style:parent-style-name="Standard">
      <style:text-properties officeooo:rsid="00374b65" officeooo:paragraph-rsid="00379d87"/>
    </style:style>
    <style:style style:name="P55" style:family="paragraph" style:parent-style-name="Standard">
      <style:text-properties officeooo:rsid="00379d87" officeooo:paragraph-rsid="00379d87"/>
    </style:style>
    <style:style style:name="P56" style:family="paragraph" style:parent-style-name="Standard">
      <style:text-properties officeooo:rsid="00395f62" officeooo:paragraph-rsid="00395f62"/>
    </style:style>
    <style:style style:name="P57" style:family="paragraph" style:parent-style-name="Standard">
      <style:text-properties officeooo:rsid="003b3384" officeooo:paragraph-rsid="003b3384"/>
    </style:style>
    <style:style style:name="P58" style:family="paragraph" style:parent-style-name="Standard">
      <style:text-properties officeooo:rsid="003c945b" officeooo:paragraph-rsid="003c945b"/>
    </style:style>
    <style:style style:name="P59" style:family="paragraph" style:parent-style-name="Standard">
      <style:text-properties officeooo:rsid="003c945b" officeooo:paragraph-rsid="003dd4c5"/>
    </style:style>
    <style:style style:name="P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351ad" officeooo:paragraph-rsid="001351ad"/>
    </style:style>
    <style:style style:name="P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48ff1" officeooo:paragraph-rsid="00148ff1"/>
    </style:style>
    <style:style style:name="P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63441" officeooo:paragraph-rsid="00163441"/>
    </style:style>
    <style:style style:name="P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63441" officeooo:paragraph-rsid="0016556d"/>
    </style:style>
    <style:style style:name="P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6556d" officeooo:paragraph-rsid="0016556d"/>
    </style:style>
    <style:style style:name="P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7a738" officeooo:paragraph-rsid="0017a738"/>
    </style:style>
    <style:style style:name="P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97eb8" officeooo:paragraph-rsid="00197eb8"/>
    </style:style>
    <style:style style:name="P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a9315" officeooo:paragraph-rsid="000a9315"/>
    </style:style>
    <style:style style:name="P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b68fc" officeooo:paragraph-rsid="001b68fc"/>
    </style:style>
    <style:style style:name="P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b68fc" officeooo:paragraph-rsid="001c0862"/>
    </style:style>
    <style:style style:name="P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c0862" officeooo:paragraph-rsid="001c0862"/>
    </style:style>
    <style:style style:name="P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333dba" officeooo:paragraph-rsid="0033d3e2"/>
    </style:style>
    <style:style style:name="P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33d3e2" officeooo:paragraph-rsid="00347be1"/>
    </style:style>
    <style:style style:name="P7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347be1" officeooo:paragraph-rsid="00347be1"/>
    </style:style>
    <style:style style:name="P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395f62" officeooo:paragraph-rsid="00395f62"/>
    </style:style>
    <style:style style:name="P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395f62" officeooo:paragraph-rsid="003b3384"/>
    </style:style>
    <style:style style:name="P7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095da6" officeooo:paragraph-rsid="00095da6"/>
    </style:style>
    <style:style style:name="T1" style:family="text">
      <style:text-properties officeooo:rsid="00028608"/>
    </style:style>
    <style:style style:name="T2" style:family="text">
      <style:text-properties officeooo:rsid="0003bb1a"/>
    </style:style>
    <style:style style:name="T3" style:family="text">
      <style:text-properties officeooo:rsid="0003e381"/>
    </style:style>
    <style:style style:name="T4" style:family="text">
      <style:text-properties officeooo:rsid="0004980f"/>
    </style:style>
    <style:style style:name="T5" style:family="text">
      <style:text-properties officeooo:rsid="000ed352"/>
    </style:style>
    <style:style style:name="T6" style:family="text">
      <style:text-properties officeooo:rsid="000f4c29"/>
    </style:style>
    <style:style style:name="T7" style:family="text">
      <style:text-properties officeooo:rsid="00123bda"/>
    </style:style>
    <style:style style:name="T8" style:family="text">
      <style:text-properties officeooo:rsid="0016556d"/>
    </style:style>
    <style:style style:name="T9" style:family="text">
      <style:text-properties officeooo:rsid="001b44a6"/>
    </style:style>
    <style:style style:name="T10" style:family="text">
      <style:text-properties officeooo:rsid="001c0862"/>
    </style:style>
    <style:style style:name="T11" style:family="text">
      <style:text-properties officeooo:rsid="001e0afc"/>
    </style:style>
    <style:style style:name="T12" style:family="text">
      <style:text-properties officeooo:rsid="0020d7bd"/>
    </style:style>
    <style:style style:name="T13" style:family="text">
      <style:text-properties officeooo:rsid="00224d36"/>
    </style:style>
    <style:style style:name="T14" style:family="text">
      <style:text-properties officeooo:rsid="002436ed"/>
    </style:style>
    <style:style style:name="T15" style:family="text">
      <style:text-properties officeooo:rsid="002b483d"/>
    </style:style>
    <style:style style:name="T16" style:family="text">
      <style:text-properties officeooo:rsid="00308526"/>
    </style:style>
    <style:style style:name="T17" style:family="text">
      <style:text-properties officeooo:rsid="00333dba"/>
    </style:style>
    <style:style style:name="T18" style:family="text">
      <style:text-properties officeooo:rsid="0033d3e2"/>
    </style:style>
    <style:style style:name="T19" style:family="text">
      <style:text-properties officeooo:rsid="00347be1"/>
    </style:style>
    <style:style style:name="T20" style:family="text">
      <style:text-properties officeooo:rsid="00379d87"/>
    </style:style>
    <style:style style:name="T21" style:family="text">
      <style:text-properties officeooo:rsid="003b3384"/>
    </style:style>
    <style:style style:name="T22" style:family="text">
      <style:text-properties officeooo:rsid="003c945b"/>
    </style:style>
    <style:style style:name="T23" style:family="text">
      <style:text-properties officeooo:rsid="003dd4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<text:s/>mysql&gt; select * from salespeople;</text:p>
      <text:p text:style-name="P1">2 <text:s/>mysql&gt; select * from customer where rating=100;</text:p>
      <text:p text:style-name="P1">3 <text:s/>mysql&gt; select * from customer where city is not null;</text:p>
      <text:p text:style-name="P2">4 <text:s/><text:span text:style-name="T1">mysql&gt; select max(amt),odate from orders group by odate;</text:span></text:p>
      <text:p text:style-name="P3">5 <text:s/>mysql&gt; select * from <text:s/>orders order by cnum desc;</text:p>
      <text:p text:style-name="P4">6 <text:s/><text:span text:style-name="T2">mysql&gt; select a.sname from salespeople a ,customer b,orders c where a.snum=b.snum and <text:s text:c="6"/>b.cnum=c.cnum;</text:span></text:p>
      <text:p text:style-name="P5">7 <text:s/>mysql&gt; select a.cname from customer a ,salespeople b where a.snum=b.snum;</text:p>
      <text:p text:style-name="P6">8 <text:s/><text:span text:style-name="T3">mysql&gt; select a.sname ,b.snum from salespeople a,customer b where a.snum=b.snum;</text:span></text:p>
      <text:p text:style-name="P7">9 <text:s/><text:span text:style-name="T4">mysql&gt; select count(a.onum) from orders a,customer b,salespeople c group by c.snum order by count(a.onum) desc;</text:span></text:p>
      <text:p text:style-name="P16">10 <text:s/><text:span text:style-name="T7">mysql&gt; select * from customer where city='san jose';</text:span></text:p>
      <text:p text:style-name="P12">11 <text:s/>mysql&gt; select * from salespeople a ,customer b where a.city=b.city;</text:p>
      <text:p text:style-name="P13">12 <text:s/><text:span text:style-name="T5">mysql&gt; select a.sname,max(b.amt) from salespeople a,orders b,customer c where a.snum=c.snum and c.cnum=b.cnum group by a.sname;</text:span></text:p>
      <text:p text:style-name="P11">13 <text:s/>mysql&gt; select cname from customer where city="san jose" or rating&gt;200;</text:p>
      <text:p text:style-name="P14">14 <text:s/>mysql&gt; select sname, comm from salespeople where city ='london';</text:p>
      <text:p text:style-name="P15">15 <text:s/><text:span text:style-name="T6">mysql&gt; select s.sname,o.onum,o.amt,o.odate from orders o,salespeople s,customer c where o.cnum=c.cnum and s.snum=c.snum and sname="motika";</text:span></text:p>
      <text:p text:style-name="P22">16 <text:s text:c="2"/><text:span text:style-name="T9">mysql&gt; select distinct a.odate,b.cnum,b.cname from orders a,customer b where odate='1996-03-10';</text:span></text:p>
      <text:p text:style-name="P23">17 <text:s text:c="2"/>mysql&gt; select odate,sum(amt) from orders group by odate having sum(amt)&gt; max(amt)+2000;</text:p>
      <text:p text:style-name="P23"><text:s text:c="7"/>mysql&gt; select sum(Amt)from orders group by odate;</text:p>
      <text:p text:style-name="P23">18 <text:s/>mysql&gt; select onum ,amt ,odate from orders where amt&gt;any(select min(amt) from orders where odate='1996-06-10');</text:p>
      <text:p text:style-name="P23">19 <text:s text:c="2"/>mysql&gt; select s.sname ,c.cname,c.city from salespeople s,customer c where rating=300 and c.snum=s.snum;</text:p>
      <text:p text:style-name="P23">20 <text:s text:c="2"/>mysql&gt; select distinct a.cname,a.rating from customer a,customer b where a.rating=b.rating and a.cname!=b.cname and a.cnum!=b.cnum order by rating desc;</text:p>
      <text:p text:style-name="P26">21 <text:s text:c="2"/>mysql&gt; select * from customer where cnum&gt;(select snum+1000 from salespeople where sname ='serres');</text:p>
      <text:p text:style-name="P55">22 <text:s/>mysql&gt; select comm*100 as comm_in_percentage from salespeople;</text:p>
      <text:p text:style-name="P26">23 <text:s text:c="2"/>mysql&gt; select amt,odate from orders o,salespeople s,customer c where amt&gt;3000 and o.cnum=c.cnum and c.snum=s.snum;</text:p>
      <text:p text:style-name="P26">24 <text:s text:c="2"/>mysql&gt; select max(amt),sname from orders o,salespeople s,customer c where odate='1996-03-10' and o.cnum=c.cnum and c.snum=s.snum group by s.snum;</text:p>
      <text:p text:style-name="P27">25 <text:s text:c="2"/><text:span text:style-name="T12">mysql&gt; select cname from customer where city in(select city from salespeople where snum=1002);</text:span></text:p>
      <text:p text:style-name="P28">26 <text:s text:c="2"/>mysql&gt; select * from customer where rating&gt;200;</text:p>
      <text:p text:style-name="P51">27 <text:s text:c="2"/>mysql&gt; select count(distinct(s.snum)) from salespeople s,customer c,orders o where o.cnum=c.cnum and s.snum=c.snum;</text:p>
      <text:p text:style-name="P28">28 <text:s text:c="2"/>mysql&gt; select cname,sname,comm from customer c,salespeople s where comm&gt;0.12 and c.snum=s.snum;</text:p>
      <text:p text:style-name="P17">29 <text:s/>mysql&gt; select snum,count(*) as total from customer group by snum having total&gt;1;</text:p>
      <text:p text:style-name="P51">30 <text:s text:c="2"/>mysql&gt; select s.sname,c.cname from salespeople s,customer c where s.snum=c.snum and s.city=c.city;</text:p>
      <text:p text:style-name="P29">31 <text:s/><text:span text:style-name="T13">mysql&gt; select * from salespeople where sname like 'p_%_%l';</text:span></text:p>
      <text:p text:style-name="P30">32 <text:s/>mysql&gt; select * from orders where cnum=(select cnum from customer where cname='cisneros');</text:p>
      <text:p text:style-name="P51">33 <text:s/>mysql&gt; select s.sname,max(o.amt) from customer c,salespeople s,orders o where o.cnum=c.cnum and s.snum=c.snum group by s.sname having s.sname='serres' or s.sname='rifkin';</text:p>
      <text:p text:style-name="P30"><text:soft-page-break/>34 <text:s text:c="2"/>mysql&gt; select snum as SNUM,sname as SNAME, comm as COMMISSION,city as CITY from salespeople;</text:p>
      <text:p text:style-name="P30">35 <text:s text:c="2"/>mysql&gt; select sname from salespeople where sname between 'a' and 'g';</text:p>
      <text:p text:style-name="P30">36 <text:s/>mysql&gt; select a.cname,b.cname from customer a,customer b where a.cname !=b.cname and b.cname!=a.cname;</text:p>
      <text:p text:style-name="P21">37 <text:s/>mysql&gt; select * from orders where amt&gt;=(select avg(amt) from orders where odate='1996-04-10');</text:p>
      <text:p text:style-name="P54">38 <text:s/><text:span text:style-name="T20">mysql&gt; select a.cname,a.city,a.rating from customer a,(Select city,max(rating) as maxrating from customer group by city) b where a.rating=b.maxrating and a.city=b.city;</text:span></text:p>
      <text:p text:style-name="P17">39 <text:s/>mysql&gt; select odate,sum(amt) as total from orders group by odate order by total desc;</text:p>
      <text:p text:style-name="P18">40 <text:s/>mysql&gt; select cname,rating from customer where city='san jose';</text:p>
      <text:p text:style-name="P20">41 <text:s/>mysql&gt; select onum,amt from orders where cnum in(select cnum from customer where city='san jose');</text:p>
      <text:p text:style-name="P19">42 <text:s/>mysql&gt; select amt from orders where amt&gt;(select avg(amt) from orders);</text:p>
      <text:p text:style-name="P50">43 <text:s/>mysql&gt; select city,max(rating) from customer group by city;</text:p>
      <text:p text:style-name="P10">45 <text:s/>mysql&gt; select * from customer a where a.rating&gt;(select avg (b.rating) from customer b where b.city="san jose" group by b.city);</text:p>
      <text:p text:style-name="P76">46 <text:s/>mysql&gt; (select * from salespeople)union all(select * from salespeople)order by sname desc;</text:p>
      <text:p text:style-name="P64">47 <text:s/>mysql&gt; select * from salespeople where city='london' or city='barcelona';</text:p>
      <text:p text:style-name="P71">48 <text:s/><text:span text:style-name="T18">mysql&gt; select s.sname,count(c.cnum) from salespeople s,customer c where s.snum=c.snum group by s.sname having count(c.cnum)=1;</text:span></text:p>
      <text:p text:style-name="P74">49 <text:s/>mysql&gt; select a.cname,b.cname,s.sname from customer a,customer b,salespeople s where a.snum=b.snum and a.snum=s.snum and a.cname !=b.cname and a.cname&lt;b.cname; </text:p>
      <text:p text:style-name="P62">50 <text:s/>mysql&gt; select * from orders where amt&gt;1000.00;</text:p>
      <text:p text:style-name="P63">51 <text:s/><text:span text:style-name="T8">mysql&gt; select cname,onum from customer c,orders o where o.cnum=c.cnum;</text:span></text:p>
      <text:p text:style-name="P75">52 <text:s/><text:span text:style-name="T21">mysql&gt; select s.snum,c.snum,c.city from salespeople s,customer c where s.city=c.city and c.snum!=s.snum group by c.snum,s.snum;</text:span></text:p>
      <text:p text:style-name="P60">53 <text:s/>mysql&gt; select * from customer where rating=any(select c.rating from customer c,salespeople s where c.snum=s.snum and s.sname='serres');</text:p>
      <text:p text:style-name="P61">54 <text:s/>mysql&gt; select * from orders where odate='1996-03-10' or odate='1996-04-10';</text:p>
      <text:p text:style-name="P62">55 <text:s/>mysql&gt; select c.cname,a.onum,b.onum from orders a,orders b,customer c where a.cnum=b.cnum and b.cnum=c.cnum and a.onum!=b.onum and a.onum&gt;b.onum;</text:p>
      <text:p text:style-name="P72">56 <text:s text:c="2"/><text:span text:style-name="T19">mysql&gt; select cname,rating from customer where rating&gt;all(select rating from customer where city='rome');</text:span></text:p>
      <text:p text:style-name="P73">57 <text:s/>mysql&gt; select * from customer where cname &lt;&gt; all(select cname from customer where rating&lt;=100 and city!='rome');</text:p>
      <text:p text:style-name="P65">58 <text:s/>mysql&gt; select * from customer c,salespeople s where s.snum=1001 and s.snum=c.snum;</text:p>
      <text:p text:style-name="P66">59 <text:s/>mysql&gt; select sum(o.amt) ,s.sname from orders o,salespeople s,customer c <text:s/>where o.cnum=c.cnum and c.snum=s.snum group by s.sname having sum(o.amt)&gt;(select max(amt) from orders);</text:p>
      <text:p text:style-name="P74">61 <text:s/>mysql&gt; select s.sname,c.cname from salespeople s,customer c where c.snum=s.snum and c.rating&lt;200 order by s.sname;</text:p>
      <text:p text:style-name="P74">62 <text:s/>mysql&gt; select s.sname,sum(o.amt/(s.comm*100)) as comm_amount from orders o,salespeople s,customer c where o.cnum=c.cnum and s.snum=c.snum and c.cnum=any(Select cnum from customer) group by s.sname;</text:p>
      <text:p text:style-name="P67">63 <text:s/>mysql&gt; select * from customer where rating =(select rating from customer where cname="hoffman")and cname!="hoffman";</text:p>
      <text:p text:style-name="P70">64 <text:s text:c="2"/>mysql&gt; select cname,sname from customer c,salespeople s where c.snum=s.snum order by cname;</text:p>
      <text:p text:style-name="P73">65 <text:s text:c="2"/>mysql&gt; select c.cname,c.rating from orders o,customer c where o.cnum=c.cnum and o.amt&gt;(select avg(amt) from orders);</text:p>
      <text:p text:style-name="P69">66 <text:s/><text:span text:style-name="T10">mysql&gt; select sum(amt),count(onum) from orders;</text:span></text:p>
      <text:p text:style-name="P68"><text:soft-page-break/>67 <text:s/>mysql&gt; select onum,amt,odate from orders;</text:p>
      <text:p text:style-name="P68">68 <text:s text:c="2"/>mysql&gt; select count(rating) from customer where rating!=0;</text:p>
      <text:p text:style-name="P70">69 <text:s text:c="2"/>mysql&gt; select distinct o.onum,s.sname,c.cname from customer c,orders o,salespeople s where o.cnum=c.cnum and c.snum=s.snum;</text:p>
      <text:p text:style-name="P73">70 <text:s text:c="2"/>mysql&gt; select s.sname,s.comm from salespeople s,customer c where c.snum=s.snum and c.city='london' group by s.sname,s.comm;</text:p>
      <text:p text:style-name="P8">71 <text:s/>mysql&gt; select * from salespeople a, customer b where a.snum=b.snum and a.city!=all(select city from customer c where a.snum=c.snum and c.city=b.city);</text:p>
      <text:p text:style-name="P8"/>
      <text:p text:style-name="P25">73 <text:s/><text:span text:style-name="T11">mysql&gt; select cname,cnum,s.snum from customer c,salespeople s where sname=any(select sname from salespeople where sname='pele' or sname='motika')and s.snum=c.snum;</text:span></text:p>
      <text:p text:style-name="P9">74 <text:s/>mysql&gt; select odate ,count(distinct(snum))from orders a,customer b where a.cnum=b.cnum group by odate;</text:p>
      <text:p text:style-name="P31">75 <text:s text:c="2"/><text:span text:style-name="T14">mysql&gt; select onum,c.cnum from orders o,customer c,salespeople s where s.city='london' and o.cnum=c.cnum and c.snum=s.snum;</text:span></text:p>
      <text:p text:style-name="P33">76 <text:s text:c="2"/>mysql&gt; select distinct onum from orders o,customer c,salespeople s where c.city!=s.city and c.snum=s.snum and o.cnum=c.cnum;</text:p>
      <text:p text:style-name="P33">77 <text:s text:c="3"/>mysql&gt; select c.cname,s.sname from salespeople s,customer c where s.snum=c.snum;</text:p>
      <text:p text:style-name="P55">78 <text:s text:c="2"/>mysql&gt; select * from customer where snum in(select b.snum from orders a,customer b where a.cnum=b.cnum group by b.snum having count(distinct(a.cnum))&gt;1);</text:p>
      <text:p text:style-name="P34">79 <text:s text:c="2"/>mysql&gt; select cname from customer where cname like 'c%';</text:p>
      <text:p text:style-name="P35">80 <text:s text:c="2"/>mysql&gt; select concat ("for the city",city,"highest rating is",max(rating))as result from customer group by city;</text:p>
      <text:p text:style-name="P34">81 <text:s text:c="2"/>mysql&gt; select s.snum from salespeople s,customer c,orders o where s.snum=c.snum and c.cnum=o.cnum;</text:p>
      <text:p text:style-name="P34">82 <text:s text:c="2"/>mysql&gt; select rating,cname,cnum from customer order by rating desc;</text:p>
      <text:p text:style-name="P56">83 <text:s text:c="2"/>mysql&gt; select avg(comm) from salespeople where city='london';</text:p>
      <text:p text:style-name="P36">84 <text:s text:c="2"/>mysql&gt; select onum,cname,sname from orders o,customer c,salespeople s where c.cnum=2001 and o.cnum and c.snum=s.snum;</text:p>
      <text:p text:style-name="P37">85 <text:s text:c="2"/>mysql&gt; select sname,comm from salespeople where comm between 0.10 and 0.12;</text:p>
      <text:p text:style-name="P37">86 <text:s text:c="2"/>mysql&gt; select sname,city,comm from salespeople where city='london' and comm&gt;0.10;</text:p>
      <text:p text:style-name="P37">87 <text:s/>+------+---------+------------+------+</text:p>
      <text:p text:style-name="P37">| onum | amt <text:s text:c="4"/>| odate <text:s text:c="5"/>| cnum |</text:p>
      <text:p text:style-name="P37">+------+---------+------------+------+</text:p>
      <text:p text:style-name="P37">| 3001 | <text:s text:c="2"/>18.69 | 1996-03-10 | 2008 |</text:p>
      <text:p text:style-name="P37">| 3002 | 1900.10 | 1996-03-10 | 2007 |</text:p>
      <text:p text:style-name="P37">| 3003 | <text:s/>767.19 | 1996-03-10 | 2001 |</text:p>
      <text:p text:style-name="P37">| 3005 | 5160.45 | 1996-03-10 | 2003 |</text:p>
      <text:p text:style-name="P37">| 3006 | 1098.16 | 1996-03-10 | 2008 |</text:p>
      <text:p text:style-name="P37">| 3007 | <text:s text:c="2"/>75.75 | 1996-04-10 | 2002 |</text:p>
      <text:p text:style-name="P37">| 3008 | 4723.00 | 1996-05-10 | 2006 |</text:p>
      <text:p text:style-name="P37">| 3009 | 1713.23 | 1996-04-10 | 2002 |</text:p>
      <text:p text:style-name="P37">| 3010 | 1309.95 | 1996-06-10 | 2004 |</text:p>
      <text:p text:style-name="P37">| 3011 | 9891.88 | 1996-06-10 | 2006 |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D1" office:value-type="string">
              <text:p text:style-name="Table_20_Contents"/>
            </table:table-cell>
          </table:table-row>
        </table:table-header-rows>
      </table:table>
      <text:p text:style-name="P38">88 <text:s/><text:span text:style-name="T17">mysql&gt; select c.cnum,min(o.amt) as smallest_order from customer c,orders o where o.cnum=c.cnum group by c.cnum;</text:span></text:p>
      <text:p text:style-name="P39">89 <text:s/>mysql&gt; select * from customer where cname like 'g%';</text:p>
      <text:p text:style-name="P40"><text:soft-page-break/>90 <text:s/><text:span text:style-name="T15">mysql&gt; select count(distinct(city)) from customer where city is not null;</text:span></text:p>
      <text:p text:style-name="P41">91 <text:s/>mysql&gt; select avg(amt) from orders;</text:p>
      <text:p text:style-name="P41">92 <text:s/>+------+---------+------------+------+</text:p>
      <text:p text:style-name="P4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D1" office:value-type="string">
              <text:p text:style-name="Table_20_Contents"/>
            </table:table-cell>
          </table:table-row>
        </table:table-header-rows>
      </table:table>
      <text:p text:style-name="P41">93 <text:s/>mysql&gt; select * from customer where city!='san jose' and rating&gt;200;</text:p>
      <text:p text:style-name="P43">94 <text:s/>mysql&gt; select * from salespeople ;</text:p>
      <text:p text:style-name="P59">95 <text:s/><text:span text:style-name="T23">mysql&gt; select o.onum,o.amt,o.odate,o.cnum from orders o,salespeople s,customer c where c.cnum=o.cnum and s.snum=c.snum and not((o.odate=10/03/96 and s.snum&gt; 1002) or o.amt&gt;2000.00);</text:span></text:p>
      <text:p text:style-name="P44">96 <text:s text:c="2"/>mysql&gt; select sname from salespeople s where <text:s/>snum=any(select snum from customer c where s.city !=c.city and s.snum=c.snum);</text:p>
      <text:p text:style-name="P45">97 <text:s text:c="2"/>mysql&gt; select s.sname from salespeople s,customer c where c.snum=s.snum and c.rating&lt;250 and s.comm&gt;0.11 group by s.sname;</text:p>
      <text:p text:style-name="P45">98 <text:s text:c="2"/>mysql&gt; select a.sname,b.sname,a.city from salespeople a,salespeople b where a.city=b.city and a.sname!=b.sname and a.sname&gt;b.sname;</text:p>
      <text:p text:style-name="P11">99 <text:s text:c="2"/>mysql&gt; select b.snum,c.sname,sum(c.comm*a.amt)as commission from orders a,customer b,salespeople c where a.cnum=b.cnum and b.snum=c.snum group by b.snum order by commission desc;</text:p>
      <text:p text:style-name="P58">100 <text:s/>no</text:p>
      <text:p text:style-name="P58">101 <text:s text:c="2"/>no</text:p>
      <text:p text:style-name="P58"><text:s text:c="8"/>mysql&gt; select c.cname,sum(o.amt),c.rating from customer c,orders o where o.cnum=c.cnum group by c.cname,c.rating having sum(o.amt)&gt;=all(select sum(o.amt) from customer c,orders o where o.cnum=c.cnum group by c.cname);</text:p>
      <text:p text:style-name="P45">102 <text:s/>mysql&gt; select cname,rating from customer order by rating desc;</text:p>
      <text:p text:style-name="P45">103 <text:s/>mysql&gt; select o.odate,c.cname from customer c,orders o where c.cnum=o.cnum and c.cname='hoffman';</text:p>
      <text:p text:style-name="P45">104 <text:s text:c="2"/>yes</text:p>
      <text:p text:style-name="P46">105 <text:s text:c="2"/><text:span text:style-name="T16">mysql&gt; select s.sname,o.odate from salespeople s,orders o,customer c where c.cnum=o.cnum and s.snum=c.snum and o.odate not between '1996-03-10' and '1996-05-10';</text:span></text:p>
      <text:p text:style-name="P47">107 <text:s text:c="2"/>mysql&gt; select count(distinct(c.cname))from customer c,orders o where o.cnum=c.cnum;</text:p>
      <text:p text:style-name="P49">108 <text:s text:c="2"/><text:span text:style-name="T17">mysql&gt; select o.odate,max(amt) from orders o,salespeople s,customer c where o.cnum=c.cnum and s.snum=c.snum group by o.odate;</text:span></text:p>
      <text:p text:style-name="P58">109 <text:s text:c="2"/>peel</text:p>
      <text:p text:style-name="P58">110 <text:s text:c="2"/>ciscernos</text:p>
      <text:p text:style-name="P50">111 <text:s text:c="2"/>no</text:p>
      <text:p text:style-name="P47">112 <text:s text:c="2"/>mysql&gt; select a.cname,a.rating,b.cname,b.rating from customer a,customer b where a.cname!=b.cname and a.rating=b.rating and a.cname&lt;b.cname;</text:p>
      <text:p text:style-name="P47">113 <text:s text:c="2"/>mysql&gt; select onum,amt from orders where amt&gt;(select avg(amt) from orders where odate='1996-04-10');</text:p>
      <text:p text:style-name="P48">114 <text:s text:c="2"/>mysql&gt; select distinct(c.cname),o.amt from customer c,orders o where o.cnum=c.cnum and o.amt&gt;(select avg(amt) from orders);</text:p>
      <text:p text:style-name="P48">115 <text:s text:c="2"/>mysql&gt; select cnum,cname,rating from customer where rating &gt;(select avg(rating) from customer where city='san jose');</text:p>
      <text:p text:style-name="P58">116 <text:s text:c="2"/>mysql&gt; select s.sname,sum(o.amt) from salespeople s,orders o,customer c where o.cnum=c.cnum and s.snum=c.snum group by s.sname having sum(o.amt)&gt;(Select max(amt) from orders);</text:p>
      <text:p text:style-name="P48">117 <text:s text:c="2"/>mysql&gt; select s.sname,count(c.cnum) from salespeople s,customer c where c.snum=s.snum group by s.snum having count(c.cnum)&gt;1;</text:p>
      <text:p text:style-name="P48"><text:soft-page-break/>118 <text:s text:c="2"/>mysql&gt; select distinct(s.sname),s.snum from salespeople s,customer c where c.snum!=s.snum and c.city=s.city;</text:p>
      <text:p text:style-name="P48">119 <text:s text:c="2"/>mysql&gt; select c.cname,sum(o.amt),c.rating from orders o,customer c where c.cnum=o.cnum group by c.cname,c.rating order by rating asc;</text:p>
      <text:p text:style-name="P52">120 <text:s/>mysql&gt; select b.cname,sum(a.amt) from orders a,customer b where a.cnum=b.cnum group by a.cnum;</text:p>
      <text:p text:style-name="P53">121 <text:s text:c="2"/>mysql&gt; select b.snum,sum(a.amt),c.comm from orders a,customer b,salespeople c where a.cnum=b.cnum and b.snum=c.snum group by b.snum;</text:p>
      <text:p text:style-name="P53">122 <text:s text:c="2"/>mysql&gt; select sum(a.amt) as sales,(select round(sum(e.amt * g.comm)*5,2) from orders e,customer f,salespeople g where e.cnum=f.cnum and f.snum=g.snum and(g.city='london' or g.snum='new york'))as 5_times_comm from orders a,customer b where a.cnum=b.cnum and (b.city='london' or b.city='rome');</text:p>
      <text:p text:style-name="P57">123 <text:s text:c="2"/>mysql&gt; select o.odate,o.onum,o.amt,s.city,s.sname from salespeople s,orders o,customer c where o.cnum=c.cnum and c.snum=s.snum and o.amt=any(select max(o.amt) from orders o,salespeople s,customer c where o.cnum=c.cnum and c.snum=s.snum group by s.sname);</text:p>
      <text:p text:style-name="P57">124 <text:s text:c="2"/><text:span text:style-name="T22">mysql&gt; select sname as Salespeople_with_no_orders from salespeople where sname &lt;&gt; all(select distinct(s.sname) from salespeople s,customer c,orders o where o.cnum=c.cnum and c.snum=s.snum);</text:span></text:p>
      <text:p text:style-name="P58">125 <text:s text:c="2"/>mysql&gt; select (select sum(o.amt) from orders o)-(select sum(s.comm*100) from salespeople s,orders o,customer c where o.cnum=c.cnum and s.snum=c.snum)as Total_income_of_company;</text:p>
      <text:p text:style-name="P9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23:57:06.532968761</meta:creation-date>
    <dc:date>2017-07-24T01:23:48.664360100</dc:date>
    <meta:editing-duration>PT29M19S</meta:editing-duration>
    <meta:editing-cycles>6</meta:editing-cycles>
    <meta:generator>LibreOffice/5.1.4.2$Linux_X86_64 LibreOffice_project/10m0$Build-2</meta:generator>
    <meta:document-statistic meta:table-count="2" meta:image-count="0" meta:object-count="0" meta:page-count="5" meta:paragraph-count="135" meta:word-count="1723" meta:character-count="13270" meta:non-whitespace-character-count="11476"/>
  </office:meta>
</office:document-meta>
</file>